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1" fo:font-size="16pt" fo:font-weight="bold" officeooo:rsid="000ec632" officeooo:paragraph-rsid="000ec63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02117" officeooo:paragraph-rsid="0010211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3236d" officeooo:paragraph-rsid="0013236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20d729" officeooo:paragraph-rsid="001fd07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ec632" officeooo:paragraph-rsid="000ec63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0ec632" officeooo:paragraph-rsid="000ec63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3236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0211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20d729" officeooo:paragraph-rsid="001fd07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f7a18" officeooo:paragraph-rsid="001fd07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paragraph-rsid="0013236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3236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3236d" officeooo:paragraph-rsid="0013236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4af4e" officeooo:paragraph-rsid="0013236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rsid="0013236d" officeooo:paragraph-rsid="0013236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paragraph-rsid="0013236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paragraph-rsid="0013236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1fd076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normal" officeooo:rsid="0019deb3" officeooo:paragraph-rsid="0013236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cdb55" officeooo:paragraph-rsid="0013236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df06a" officeooo:paragraph-rsid="0013236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fd076" officeooo:paragraph-rsid="001fd07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cdb55" officeooo:paragraph-rsid="001fd07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0ec632" officeooo:paragraph-rsid="0030b406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cdb55" officeooo:paragraph-rsid="0013236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df06a" officeooo:paragraph-rsid="0013236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cdb55" officeooo:paragraph-rsid="0013236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bold" officeooo:rsid="0029a7cc" officeooo:paragraph-rsid="0029a7cc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9a7cc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ac45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ac45c" officeooo:paragraph-rsid="002ac45c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loext:opacity="100%" fo:letter-spacing="normal" fo:font-weight="normal" officeooo:rsid="002d3576" officeooo:paragraph-rsid="002d44b5" fo:background-color="#ffff00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officeooo:rsid="0029a7cc" officeooo:paragraph-rsid="0029a7cc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1fd076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3385b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5158f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6e8b5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paragraph-rsid="0013236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25158f" officeooo:paragraph-rsid="0025158f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29a7cc" officeooo:paragraph-rsid="0029a7cc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officeooo:rsid="001fd076" officeooo:paragraph-rsid="001fd076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5158f" officeooo:paragraph-rsid="0025158f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9a7cc" officeooo:paragraph-rsid="0029a7cc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normal" officeooo:rsid="002ac45c" officeooo:paragraph-rsid="002ac45c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20d729" officeooo:paragraph-rsid="001fd07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Ubuntu1" fo:font-size="12pt" fo:font-weight="normal" officeooo:rsid="000ec632" officeooo:paragraph-rsid="000ec63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0ec632" officeooo:paragraph-rsid="0030b40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fd076" officeooo:paragraph-rsid="001fd076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30b406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32283a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0ec632" officeooo:paragraph-rsid="0030b406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244e0" officeooo:paragraph-rsid="0032283a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paragraph-rsid="0030b406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paragraph-rsid="0032283a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19b31" officeooo:paragraph-rsid="00319b31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19b31" officeooo:paragraph-rsid="0032283a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36d" style:font-weight-asian="bold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normal" officeooo:rsid="0013236d" style:font-weight-asian="normal" style:font-weight-complex="normal"/>
    </style:style>
    <style:style style:name="T6" style:family="text">
      <style:text-properties fo:color="#000000" loext:opacity="100%" fo:font-weight="normal" officeooo:rsid="00242f26" style:font-weight-asian="normal" style:font-weight-complex="normal"/>
    </style:style>
    <style:style style:name="T7" style:family="text">
      <style:text-properties fo:color="#000000" loext:opacity="100%" fo:font-weight="normal" officeooo:rsid="00319b31" style:font-weight-asian="normal" style:font-weight-complex="normal"/>
    </style:style>
    <style:style style:name="T8" style:family="text">
      <style:text-properties fo:color="#000000" loext:opacity="100%" style:text-underline-style="none" fo:font-weight="normal" officeooo:rsid="005244e0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officeooo:rsid="001cdb55"/>
    </style:style>
    <style:style style:name="T10" style:family="text">
      <style:text-properties fo:color="#000000" loext:opacity="100%" officeooo:rsid="001cdb55" style:font-weight-asian="normal" style:font-weight-complex="normal"/>
    </style:style>
    <style:style style:name="T11" style:family="text">
      <style:text-properties fo:color="#000000" loext:opacity="100%" style:font-name="Ubuntu1" fo:font-size="12pt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Ubuntu1" fo:font-size="12pt" fo:font-style="normal" fo:font-weight="normal" officeooo:rsid="001cdb55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Ubuntu1" fo:font-size="12pt" fo:font-style="normal" fo:font-weight="normal" officeooo:rsid="001df06a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Ubuntu1" fo:font-size="12pt" fo:font-style="normal" fo:font-weight="normal" officeooo:rsid="001fd076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Ubuntu1" fo:font-size="12pt" fo:font-style="normal" fo:font-weight="normal" officeooo:rsid="0023385b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Ubuntu1" fo:font-size="12pt" fo:font-style="normal" fo:font-weight="normal" officeooo:rsid="0025158f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Ubuntu1" fo:font-size="12pt" fo:font-style="normal" fo:font-weight="normal" officeooo:rsid="0026e8b5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Ubuntu1" fo:font-size="12pt" fo:font-style="normal" fo:font-weight="normal" officeooo:rsid="0027e82d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Ubuntu1" fo:font-size="12pt" fo:font-style="normal" fo:font-weight="bold" style:font-size-asian="12pt" style:font-weight-asian="bold" style:font-size-complex="12pt" style:font-weight-complex="bold"/>
    </style:style>
    <style:style style:name="T20" style:family="text">
      <style:text-properties fo:color="#000000" loext:opacity="100%"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21" style:family="text">
      <style:text-properties fo:color="#000000" loext:opacity="100%" style:font-name="Ubuntu1" fo:font-size="12pt" fo:font-style="normal" fo:font-weight="bold" officeooo:rsid="001cdb55" style:font-size-asian="12pt" style:font-weight-asian="bold" style:font-size-complex="12pt" style:font-weight-complex="bold"/>
    </style:style>
    <style:style style:name="T22" style:family="text">
      <style:text-properties fo:color="#000000" loext:opacity="100%" style:font-name="Ubuntu1" fo:font-size="12pt" fo:font-style="normal" fo:font-weight="bold" officeooo:rsid="001fd076" style:font-size-asian="12pt" style:font-weight-asian="bold" style:font-size-complex="12pt" style:font-weight-complex="bold"/>
    </style:style>
    <style:style style:name="T23" style:family="text">
      <style:text-properties fo:color="#000000" loext:opacity="100%" style:font-name="Ubuntu1" fo:font-size="12pt" fo:font-style="normal" fo:font-weight="bold" officeooo:rsid="0023385b" style:font-size-asian="12pt" style:font-weight-asian="bold" style:font-size-complex="12pt" style:font-weight-complex="bold"/>
    </style:style>
    <style:style style:name="T24" style:family="text">
      <style:text-properties fo:color="#000000" loext:opacity="100%" style:font-name="Ubuntu1" fo:font-size="12pt" fo:font-style="normal" fo:font-weight="bold" officeooo:rsid="0025158f" style:font-size-asian="12pt" style:font-weight-asian="bold" style:font-size-complex="12pt" style:font-weight-complex="bold"/>
    </style:style>
    <style:style style:name="T25" style:family="text">
      <style:text-properties fo:color="#000000" loext:opacity="100%" style:font-name="Ubuntu1" fo:font-size="12pt" fo:font-style="normal" fo:font-weight="bold" officeooo:rsid="0026e8b5" style:font-size-asian="12pt" style:font-weight-asian="bold" style:font-size-complex="12pt" style:font-weight-complex="bold"/>
    </style:style>
    <style:style style:name="T26" style:family="text">
      <style:text-properties fo:color="#000000" loext:opacity="100%" style:font-name="Ubuntu1" fo:font-size="12pt" fo:font-style="normal" fo:font-weight="bold" officeooo:rsid="0027e82d" style:font-size-asian="12pt" style:font-weight-asian="bold" style:font-size-complex="12pt" style:font-weight-complex="bold"/>
    </style:style>
    <style:style style:name="T27" style:family="text">
      <style:text-properties fo:color="#000000" loext:opacity="100%" style:font-name="Ubuntu1" fo:font-size="12pt" fo:font-style="normal" style:font-size-asian="12pt" style:font-size-complex="12pt"/>
    </style:style>
    <style:style style:name="T28" style:family="text">
      <style:text-properties fo:color="#000000" loext:opacity="100%" style:font-name="Ubuntu1" fo:font-weight="bold" officeooo:rsid="001cdb55" style:font-size-asian="12pt" style:font-weight-asian="bold" style:font-size-complex="12pt" style:font-weight-complex="bold"/>
    </style:style>
    <style:style style:name="T29" style:family="text">
      <style:text-properties officeooo:rsid="0019deb3" style:font-size-asian="10.5pt" style:font-weight-asian="bold" style:font-size-complex="12pt" style:font-weight-complex="bold"/>
    </style:style>
    <style:style style:name="T30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31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32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33" style:family="text">
      <style:text-properties fo:font-variant="normal" fo:text-transform="none" fo:color="#000000" loext:opacity="100%" style:font-name="Ubuntu" fo:letter-spacing="normal" fo:font-style="normal" fo:font-weight="normal" officeooo:rsid="0013236d" style:font-weight-asian="normal" style:font-weight-complex="normal"/>
    </style:style>
    <style:style style:name="T34" style:family="text">
      <style:text-properties fo:font-variant="normal" fo:text-transform="none" fo:color="#000000" loext:opacity="100%" style:font-name="Ubuntu" fo:letter-spacing="normal" fo:font-style="normal" fo:font-weight="normal" officeooo:rsid="0013236d"/>
    </style:style>
    <style:style style:name="T35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36" style:family="text">
      <style:text-properties fo:font-variant="normal" fo:text-transform="none" fo:color="#000000" loext:opacity="100%" style:font-name="Ubuntu" fo:letter-spacing="normal" fo:font-style="normal" officeooo:rsid="0013236d" style:font-weight-asian="bold" style:font-weight-complex="bold"/>
    </style:style>
    <style:style style:name="T37" style:family="text">
      <style:text-properties fo:font-variant="normal" fo:text-transform="none" fo:color="#000000" loext:opacity="100%" fo:letter-spacing="normal"/>
    </style:style>
    <style:style style:name="T38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39" style:family="text">
      <style:text-properties fo:font-variant="normal" fo:text-transform="none" fo:color="#000000" loext:opacity="100%" fo:letter-spacing="normal" fo:font-weight="normal" officeooo:rsid="0032283a" style:font-weight-asian="normal" style:font-weight-complex="normal"/>
    </style:style>
    <style:style style:name="T40" style:family="text">
      <style:text-properties fo:font-variant="normal" fo:text-transform="none" fo:color="#000000" loext:opacity="100%" fo:letter-spacing="normal" fo:font-weight="normal" officeooo:rsid="00319b31" style:font-weight-asian="normal" style:font-weight-complex="normal"/>
    </style:style>
    <style:style style:name="T41" style:family="text">
      <style:text-properties fo:font-variant="normal" fo:text-transform="none" fo:color="#000000" loext:opacity="100%" fo:letter-spacing="normal" officeooo:rsid="0032283a"/>
    </style:style>
    <style:style style:name="T42" style:family="text">
      <style:text-properties fo:font-variant="normal" fo:text-transform="none" fo:color="#000000" loext:opacity="100%" style:text-line-through-style="solid" style:text-line-through-type="single" fo:letter-spacing="normal" fo:font-weight="normal" style:font-weight-asian="normal" style:font-weight-complex="normal"/>
    </style:style>
    <style:style style:name="T43" style:family="text">
      <style:text-properties fo:font-variant="normal" fo:text-transform="none" fo:letter-spacing="normal"/>
    </style:style>
    <style:style style:name="T44" style:family="text">
      <style:text-properties fo:font-variant="normal" fo:text-transform="none" fo:letter-spacing="normal" fo:font-style="normal"/>
    </style:style>
    <style:style style:name="T45" style:family="text">
      <style:text-properties fo:font-variant="normal" fo:text-transform="none" fo:letter-spacing="normal" officeooo:rsid="0032283a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style:text-underline-style="solid" style:text-underline-width="auto" style:text-underline-color="font-color" officeooo:rsid="00196b63"/>
    </style:style>
    <style:style style:name="T48" style:family="text">
      <style:text-properties officeooo:rsid="0050fabc"/>
    </style:style>
    <style:style style:name="T49" style:family="text">
      <style:text-properties style:font-name="Ubuntu1" fo:font-size="12pt" fo:font-style="normal" fo:font-weight="bold" style:font-size-asian="12pt" style:font-weight-asian="bold" style:font-size-complex="12pt" style:font-weight-complex="bold"/>
    </style:style>
    <style:style style:name="T50" style:family="text">
      <style:text-properties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51" style:family="text">
      <style:text-properties style:font-name="Ubuntu1" fo:font-size="12pt" fo:font-style="normal" fo:font-weight="bold" officeooo:rsid="002ac45c" style:font-size-asian="12pt" style:font-weight-asian="bold" style:font-size-complex="12pt" style:font-weight-complex="bold"/>
    </style:style>
    <style:style style:name="T52" style:family="text">
      <style:text-properties style:font-name="Ubuntu1" fo:font-size="12pt" fo:font-style="normal" fo:font-weight="bold" officeooo:rsid="002c2b04" style:font-size-asian="12pt" style:font-weight-asian="bold" style:font-size-complex="12pt" style:font-weight-complex="bold"/>
    </style:style>
    <style:style style:name="T53" style:family="text">
      <style:text-properties style:font-name="Ubuntu1" fo:font-size="12pt" fo:font-style="normal" fo:font-weight="bold" officeooo:rsid="002d44b5" style:font-size-asian="12pt" style:font-weight-asian="bold" style:font-size-complex="12pt" style:font-weight-complex="bold"/>
    </style:style>
    <style:style style:name="T54" style:family="text">
      <style:text-properties style:font-name="Ubuntu1" fo:font-size="12pt" fo:font-style="normal" fo:font-weight="bold" officeooo:rsid="002f2235" style:font-size-asian="12pt" style:font-weight-asian="bold" style:font-size-complex="12pt" style:font-weight-complex="bold"/>
    </style:style>
    <style:style style:name="T55" style:family="text">
      <style:text-properties style:font-name="Ubuntu1" fo:font-size="12pt" fo:font-style="normal" fo:font-weight="normal" style:font-size-asian="12pt" style:font-weight-asian="normal" style:font-size-complex="12pt" style:font-weight-complex="normal"/>
    </style:style>
    <style:style style:name="T56" style:family="text">
      <style:text-properties style:font-name="Ubuntu1" fo:font-size="12pt" fo:font-style="normal" style:font-size-asian="12pt" style:font-size-complex="12pt"/>
    </style:style>
    <style:style style:name="T57" style:family="text">
      <style:text-properties style:font-name="Ubuntu1" fo:font-size="12pt" fo:font-style="normal" officeooo:rsid="0023385b" style:font-size-asian="12pt" style:font-size-complex="12pt"/>
    </style:style>
    <style:style style:name="T58" style:family="text">
      <style:text-properties style:font-name="Ubuntu1" fo:font-size="12pt" fo:font-style="normal" officeooo:rsid="0027e82d" style:font-size-asian="12pt" style:font-size-complex="12pt"/>
    </style:style>
    <style:style style:name="T59" style:family="text">
      <style:text-properties style:font-name="Ubuntu1" fo:font-size="12pt" fo:font-style="normal" officeooo:rsid="002ac45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COM LINUX E MySQL PARA INICIANTES</text:p>
      <text:p text:style-name="P55"/>
      <text:p text:style-name="P55"/>
      <text:p text:style-name="P6"/>
      <text:p text:style-name="P3">INICIANDO COM MySQL:</text:p>
      <text:p text:style-name="P3"/>
      <text:p text:style-name="P3"><text:tab/><text:a xlink:type="simple" xlink:href="https://www.diegobrocanelli.com.br/mysql/comandos-basicos-mysql-no-terminal/" text:style-name="Internet_20_link" text:visited-style-name="Visited_20_Internet_20_Link"><text:span text:style-name="T46">https://www.diegobrocanelli.com.br/mysql/comandos-basicos-mysql-no-terminal/</text:span></text:a></text:p>
      <text:p text:style-name="P3"/>
      <text:p text:style-name="P3"><text:tab/><text:span text:style-name="T3">MySQL:</text:span></text:p>
      <text:p text:style-name="P3"><text:tab/><text:tab/></text:p>
      <text:p text:style-name="P7"><text:tab/><text:tab/>É o banco <text:s/>de dados open source mais popular do mundo, ele possui vários fatores que o tornam um poderoso banco de dados para ser utilizado em vários projetos.</text:p>
      <text:p text:style-name="P7"><text:tab/><text:tab/></text:p>
      <text:p text:style-name="P3"><text:span text:style-name="T4"><text:tab/><text:tab/><text:tab/></text:span><text:span text:style-name="T3">→</text:span><text:span text:style-name="T4"> Fácil de usar</text:span></text:p>
      <text:p text:style-name="P3"><text:span text:style-name="T4"><text:tab/><text:tab/><text:tab/></text:span><text:span text:style-name="T3">→</text:span><text:span text:style-name="T4"> Utiliza a linguagem SQL</text:span></text:p>
      <text:p text:style-name="P3"><text:span text:style-name="T4"><text:tab/><text:tab/><text:tab/></text:span><text:span text:style-name="T3">→ </text:span><text:span text:style-name="T4">Alta compatibilidade</text:span></text:p>
      <text:p text:style-name="P3"><text:span text:style-name="T4"><text:tab/><text:tab/><text:tab/></text:span><text:span text:style-name="T3">→ </text:span><text:span text:style-name="T4">Multiusuários;</text:span></text:p>
      <text:p text:style-name="P3"><text:span text:style-name="T4"><text:tab/><text:tab/><text:tab/></text:span><text:span text:style-name="T3">→</text:span><text:span text:style-name="T4"> Fácil manutenção</text:span></text:p>
      <text:p text:style-name="P3"><text:span text:style-name="T4"><text:tab/><text:tab/><text:tab/></text:span><text:span text:style-name="T3">→</text:span><text:span text:style-name="T4"> Open source</text:span></text:p>
      <text:p text:style-name="P7"/>
      <text:p text:style-name="P7"/>
      <text:p text:style-name="P3"><text:span text:style-name="T4"><text:tab/></text:span><text:span text:style-name="T3">O QUE É UM BANCO DE DADOS:</text:span></text:p>
      <text:p text:style-name="P2"><text:tab/><text:tab/></text:p>
      <text:p text:style-name="P2"><text:tab/><text:tab/><text:span text:style-name="T5">Um local onde podemos armazenar informações para consultas e utilização quando necessário</text:span></text:p>
      <text:p text:style-name="P8"><text:tab/><text:tab/>O db vai gerenciar os registros armazenados nele, por isso também poderá ser chamado de Sistema Gerenciador de db ou SGDB.</text:p>
      <text:p text:style-name="P8"/>
      <text:p text:style-name="P8"/>
      <text:p text:style-name="P25">BANCO DE DADOS RELACIONAL:</text:p>
      <text:p text:style-name="P26"><text:tab/></text:p>
      <text:p text:style-name="P11"><text:span text:style-name="T29"><text:tab/></text:span><text:span text:style-name="T30">Os bancos de dados relacionais armazenam os dados em linha e colunas, em tabelas, e são baseados na álgebra relacional, um campo da teoria dos conjuntos algébricos. </text:span><text:span text:style-name="T34">O banco de dados relacional é constituído de: </text:span><text:span text:style-name="T36">campos, colunas, ou tuplas </text:span><text:span text:style-name="T33">e</text:span><text:span text:style-name="T36"> tabelas.</text:span></text:p>
      <text:p text:style-name="P11"><text:span text:style-name="T30"><text:tab/>A</text:span><text:span text:style-name="T31">s linhas se relacionam com as colunas, por isso a denominação </text:span><text:span text:style-name="T35">relacional.</text:span></text:p>
      <text:p text:style-name="P11"><text:span text:style-name="T32"><text:tab/>A estrutura dos bancos relacionais permite associar informações de diferentes tabelas, utilizando </text:span><text:span text:style-name="T35">chaves estrangeiras</text:span><text:span text:style-name="T32">, também chamadas de índices.</text:span></text:p>
      <text:p text:style-name="P12"/>
      <text:p text:style-name="P12"/>
      <text:p text:style-name="P12"/>
      <text:p text:style-name="P17">BANCO DE DADOS NÃO RELACIONAL:</text:p>
      <text:p text:style-name="P14"><text:tab/></text:p>
      <text:p text:style-name="P12"><text:tab/>Já os bancos de dados não relacionais não é estruturado por tabelas, logo, não são necessários esquemas para adicionar um dado relacionando uma tabela com uma linha.</text:p>
      <text:p text:style-name="P12"/>
      <text:p text:style-name="P12"/>
      <text:p text:style-name="P23"/>
      <text:p text:style-name="P18">INSTALANDO O MySQL:</text:p>
      <text:p text:style-name="P24"><text:tab/></text:p>
      <text:p text:style-name="P12"><text:tab/><text:span text:style-name="T2">sudo apt install mysql-server</text:span></text:p>
      <text:p text:style-name="P15"><text:soft-page-break/></text:p>
      <text:p text:style-name="P15"/>
      <text:p text:style-name="P15"/>
      <text:p text:style-name="P18">ALTERAR A SENHA DO ROOT:</text:p>
      <text:p text:style-name="P18"/>
      <text:p text:style-name="P18"><text:tab/><text:a xlink:type="simple" xlink:href="https://linuxhint.com/change-mysql-root-password-ubuntu/" text:style-name="Internet_20_link" text:visited-style-name="Visited_20_Internet_20_Link"><text:span text:style-name="T47">https://linuxhint.com/change-mysql-root-password-ubuntu/</text:span></text:a></text:p>
      <text:p text:style-name="P18"/>
      <text:p text:style-name="P19"><text:span text:style-name="T1"><text:tab/></text:span><text:span text:style-name="T9">Checar a versão do MySQL:</text:span></text:p>
      <text:p text:style-name="P20"><text:span text:style-name="T10"><text:tab/><text:tab/></text:span><text:span text:style-name="T28">mysql –version</text:span></text:p>
      <text:p text:style-name="P27"/>
      <text:p text:style-name="P27"><text:tab/>Parar o MySQL server:</text:p>
      <text:p text:style-name="P21"><text:span text:style-name="T12"><text:tab/></text:span><text:span text:style-name="T21"><text:tab/>sudo systemctl stop mysql.service</text:span></text:p>
      <text:p text:style-name="P27"/>
      <text:p text:style-name="P27"><text:tab/>Checar se o MySQL parou:</text:p>
      <text:p text:style-name="P21"><text:span text:style-name="T12"><text:tab/><text:tab/></text:span><text:span text:style-name="T21">sudo systemctl status mysql.service</text:span></text:p>
      <text:p text:style-name="P27"/>
      <text:p text:style-name="P27"><text:tab/>Iniciar o MySQL sem conceder as tabelas e verificação de rede:</text:p>
      <text:p text:style-name="P21"><text:span text:style-name="T12"><text:tab/><text:tab/></text:span><text:span text:style-name="T21">sudo systemctl set-environment MYSQLD_OPTS="--skip-networking –skip-grant-tables"</text:span></text:p>
      <text:p text:style-name="P32"/>
      <text:p text:style-name="P27"><text:tab/>Agora podemos efetuar o login sem fornecer nenhuma senha.</text:p>
      <text:p text:style-name="P27"><text:tab/></text:p>
      <text:p text:style-name="P27"><text:tab/>Iniciar o server MySQL novamente:</text:p>
      <text:p text:style-name="P21"><text:span text:style-name="T12"><text:tab/><text:tab/></text:span><text:span text:style-name="T21">sudo systemctl start mysql.service</text:span></text:p>
      <text:p text:style-name="P27"/>
      <text:p text:style-name="P27"><text:tab/>Confirmar se o server está rodando:</text:p>
      <text:p text:style-name="P21"><text:span text:style-name="T12"><text:tab/><text:tab/></text:span><text:span text:style-name="T21">sudo systemctl status mysql.service</text:span></text:p>
      <text:p text:style-name="P27"/>
      <text:p text:style-name="P27"/>
      <text:p text:style-name="P27"><text:tab/>Fazendo login no usuário root sem fazer login:</text:p>
      <text:p text:style-name="P21"><text:span text:style-name="T12"><text:tab/><text:tab/></text:span><text:span text:style-name="T21">sudo mysql -u root</text:span></text:p>
      <text:p text:style-name="P27"/>
      <text:p text:style-name="P27"/>
      <text:p text:style-name="P27"><text:tab/>Liberar os privilégios:</text:p>
      <text:p text:style-name="P21"><text:span text:style-name="T12"><text:tab/><text:tab/></text:span><text:span text:style-name="T21">flush privileges;</text:span></text:p>
      <text:p text:style-name="P27"/>
      <text:p text:style-name="P27"><text:tab/>Selecionar o banco de dados:</text:p>
      <text:p text:style-name="P21"><text:span text:style-name="T12"><text:tab/></text:span><text:span text:style-name="T21"><text:tab/>use mysql;</text:span></text:p>
      <text:p text:style-name="P27"><text:tab/></text:p>
      <text:p text:style-name="P27"><text:tab/>Mudar a senha:</text:p>
      <text:p text:style-name="P21"><text:span text:style-name="T12"><text:tab/><text:tab/></text:span><text:span text:style-name="T21">ALTER USER 'root'@'localhost' IDENTIFIED BY 'the-new-password';</text:span></text:p>
      <text:p text:style-name="P27"/>
      <text:p text:style-name="P27"><text:tab/>Sair do Mysql</text:p>
      <text:p text:style-name="P21"><text:span text:style-name="T12"><text:tab/><text:tab/></text:span><text:span text:style-name="T21">quit;</text:span></text:p>
      <text:p text:style-name="P27"/>
      <text:p text:style-name="P27"><text:tab/>Reverter o servidor para as configurações normais:</text:p>
      <text:p text:style-name="P21"><text:span text:style-name="T12"><text:tab/><text:tab/></text:span><text:span text:style-name="T21">sudo systemctl unset-environment MYSQLD_OPTS</text:span></text:p>
      <text:p text:style-name="P27"/>
      <text:p text:style-name="P27"><text:tab/>Depois disso, remover a configuração do sistema modificado revertendo MySQL</text:p>
      <text:p text:style-name="P21"><text:span text:style-name="T12"><text:tab/><text:tab/></text:span><text:span text:style-name="T21">sudo systemctl reverter mysql</text:span></text:p>
      <text:p text:style-name="P27"/>
      <text:p text:style-name="P21"><text:span text:style-name="T12"><text:tab/></text:span><text:span text:style-name="T13">Agora, mate todos os processos MySQL</text:span></text:p>
      <text:p text:style-name="P21"><text:soft-page-break/><text:span text:style-name="T13"><text:tab/><text:tab/></text:span><text:span text:style-name="T20">sudo killall -u mysql</text:span></text:p>
      <text:p text:style-name="P28"/>
      <text:p text:style-name="P28"><text:tab/>Reiniciar o servidor</text:p>
      <text:p text:style-name="P21"><text:span text:style-name="T13"><text:tab/><text:tab/></text:span><text:span text:style-name="T20">sudo systemctl restart mysql.service</text:span></text:p>
      <text:p text:style-name="P28"/>
      <text:p text:style-name="P28"><text:tab/>Faça login com a senha definida:</text:p>
      <text:p text:style-name="P21"><text:span text:style-name="T13"><text:tab/><text:tab/></text:span><text:span text:style-name="T20">sudo mysql -u root -p</text:span></text:p>
      <text:p text:style-name="P33"/>
      <text:p text:style-name="P33"/>
      <text:p text:style-name="P49"><text:span text:style-name="T50">C</text:span><text:span text:style-name="T49">OMANDOS BÁSICOS:</text:span></text:p>
      <text:p text:style-name="P33"/>
      <text:p text:style-name="P21"><text:span text:style-name="T20"><text:tab/></text:span><text:span text:style-name="T22">show databases → </text:span><text:span text:style-name="T14"><text:s/>Mostra as tabelas</text:span></text:p>
      <text:p text:style-name="P21"><text:span text:style-name="T14"><text:tab/></text:span><text:span text:style-name="T24">use</text:span><text:span text:style-name="T16"> nomeDatabase → Utilizar a database</text:span></text:p>
      <text:p text:style-name="P21"><text:span text:style-name="T16"><text:tab/></text:span><text:span text:style-name="T24">desc</text:span><text:span text:style-name="T16"> nomeTabela → Lista as tabelas criadas</text:span></text:p>
      <text:p text:style-name="P21"><text:span text:style-name="T16"><text:tab/></text:span></text:p>
      <text:p text:style-name="P33"/>
      <text:p text:style-name="P49"><text:span text:style-name="T50">C</text:span><text:span text:style-name="T49">RIAR UMA TABELA:</text:span></text:p>
      <text:p text:style-name="P53"/>
      <text:p text:style-name="P22"><text:span text:style-name="T19"><text:tab/></text:span><text:span text:style-name="T11">Logar no MySQL com root</text:span></text:p>
      <text:p text:style-name="P22"><text:span text:style-name="T11"><text:tab/><text:tab/></text:span><text:span text:style-name="T19">sudo mysql -u root -p</text:span></text:p>
      <text:p text:style-name="P34"/>
      <text:p text:style-name="P22"><text:span text:style-name="T19"><text:tab/></text:span><text:span text:style-name="T11">Criar a tabela:</text:span></text:p>
      <text:p text:style-name="P22"><text:span text:style-name="T11"><text:tab/><text:tab/></text:span><text:span text:style-name="T19">CREATE</text:span><text:span text:style-name="T11"> </text:span><text:span text:style-name="T19">DATABASE</text:span><text:span text:style-name="T11"> loja;</text:span></text:p>
      <text:p text:style-name="P22"><text:span text:style-name="T11"/></text:p>
      <text:p text:style-name="P22"><text:span text:style-name="T11"><text:tab/></text:span><text:span text:style-name="T15">Selecionar a loja:</text:span></text:p>
      <text:p text:style-name="P22"><text:span text:style-name="T15"><text:tab/><text:tab/></text:span><text:span text:style-name="T23">USE loja;</text:span></text:p>
      <text:p text:style-name="P22"><text:span text:style-name="T23"><text:tab/></text:span></text:p>
      <text:p text:style-name="P22"><text:span text:style-name="T23"><text:tab/></text:span><text:span text:style-name="T15">Criando uma tabela:</text:span></text:p>
      <text:p text:style-name="P43"><text:span text:style-name="T15"><text:tab/><text:tab/></text:span><text:span text:style-name="T23">CREATE</text:span><text:span text:style-name="T15"> </text:span><text:span text:style-name="T23">TABLE</text:span><text:span text:style-name="T15"> produtos ( </text:span></text:p>
      <text:p text:style-name="P43"><text:span text:style-name="T15"><text:tab/><text:tab/><text:tab/>p_id </text:span><text:span text:style-name="T23">INT</text:span><text:span text:style-name="T15"> </text:span><text:span text:style-name="T23">NOT</text:span><text:span text:style-name="T15"> </text:span><text:span text:style-name="T23">NULL</text:span><text:span text:style-name="T15"> </text:span><text:span text:style-name="T23">AUTO</text:span><text:span text:style-name="T15">_</text:span><text:span text:style-name="T23">INCREMENT</text:span><text:span text:style-name="T15">, </text:span></text:p>
      <text:p text:style-name="P43"><text:span text:style-name="T15"><text:tab/><text:tab/><text:tab/>p_nome </text:span><text:span text:style-name="T23">VARCHAR</text:span><text:span text:style-name="T15"> (100) NOT NULL, </text:span></text:p>
      <text:p text:style-name="P43"><text:span text:style-name="T15"><text:tab/><text:tab/><text:tab/>p_autor </text:span><text:span text:style-name="T23">VARCHAR</text:span><text:span text:style-name="T15">(100) NOT NULL, </text:span></text:p>
      <text:p text:style-name="P43"><text:span text:style-name="T15"><text:tab/><text:tab/><text:tab/>p_tipo </text:span><text:span text:style-name="T23">INT</text:span><text:span text:style-name="T15"> </text:span><text:span text:style-name="T23">NOT</text:span><text:span text:style-name="T15"> </text:span><text:span text:style-name="T23">NULL</text:span><text:span text:style-name="T15">, </text:span></text:p>
      <text:p text:style-name="P43"><text:span text:style-name="T15"><text:tab/><text:tab/><text:tab/>p_genero </text:span><text:span text:style-name="T23">VARCHAR</text:span><text:span text:style-name="T15"> (50), </text:span></text:p>
      <text:p text:style-name="P43"><text:span text:style-name="T15"><text:tab/><text:tab/><text:tab/>p_data </text:span><text:span text:style-name="T23">DATE</text:span><text:span text:style-name="T15">, </text:span></text:p>
      <text:p text:style-name="P43"><text:span text:style-name="T15"><text:tab/><text:tab/><text:tab/></text:span><text:span text:style-name="T23">PRIMARY</text:span><text:span text:style-name="T15"> </text:span><text:span text:style-name="T23">KEY</text:span><text:span text:style-name="T15">(p_id));</text:span></text:p>
      <text:p text:style-name="P43"><text:span text:style-name="T15"/></text:p>
      <text:p text:style-name="P43"><text:span text:style-name="T15"/></text:p>
      <text:p text:style-name="P43"><text:span text:style-name="T15"/></text:p>
      <text:p text:style-name="P50"><text:span text:style-name="T57">A</text:span><text:span text:style-name="T56">LTER TABLE:</text:span></text:p>
      <text:p text:style-name="P50"><text:span text:style-name="T56"/></text:p>
      <text:p text:style-name="P50"><text:span text:style-name="T56"><text:tab/></text:span><text:a xlink:type="simple" xlink:href="https://cursos.alura.com.br/forum/topico-como-deletar-uma-coluna-204858" text:style-name="Internet_20_link" text:visited-style-name="Visited_20_Internet_20_Link"><text:span text:style-name="T56">https://cursos.alura.com.br/forum/topico-como-deletar-uma-coluna-204858</text:span></text:a></text:p>
      <text:p text:style-name="P47"><text:span text:style-name="T11"><text:tab/></text:span></text:p>
      <text:p text:style-name="P47"><text:span text:style-name="T11"><text:tab/>Adiciona um campo na tabela:</text:span></text:p>
      <text:p text:style-name="P44"><text:span text:style-name="T15"><text:tab/><text:tab/></text:span><text:span text:style-name="T24">ALTER TABLE</text:span><text:span text:style-name="T16"> produtos</text:span></text:p>
      <text:p text:style-name="P45"><text:span text:style-name="T16"><text:tab/><text:tab/></text:span><text:span text:style-name="T24">ADD</text:span><text:span text:style-name="T16"> p_gravadora </text:span><text:span text:style-name="T24">VARCHAR</text:span><text:span text:style-name="T16"> (50);</text:span></text:p>
      <text:p text:style-name="P45"><text:span text:style-name="T16"/></text:p>
      <text:p text:style-name="P45"><text:span text:style-name="T16"><text:tab/></text:span><text:span text:style-name="T17">Para apagar uma coluna:</text:span></text:p>
      <text:p text:style-name="P45"><text:span text:style-name="T17"><text:tab/><text:tab/></text:span><text:span text:style-name="T25">ALTER</text:span><text:span text:style-name="T17"> </text:span><text:span text:style-name="T25">TABLE</text:span><text:span text:style-name="T17"> </text:span><text:span text:style-name="T18">nomeT</text:span><text:span text:style-name="T17">abela</text:span></text:p>
      <text:p text:style-name="P45"><text:span text:style-name="T17"><text:tab/><text:tab/></text:span><text:span text:style-name="T25">DROP</text:span><text:span text:style-name="T17"> </text:span><text:span text:style-name="T25">COLUMN</text:span><text:span text:style-name="T17"> nomeColuna;</text:span></text:p>
      <text:p text:style-name="P45"><text:span text:style-name="T17"/></text:p>
      <text:p text:style-name="P45"><text:span text:style-name="T17"><text:tab/>Para alterar o nome </text:span><text:span text:style-name="T18">na coluna:</text:span></text:p>
      <text:p text:style-name="P45"><text:soft-page-break/><text:span text:style-name="T18"><text:tab/><text:tab/></text:span><text:span text:style-name="T26">ALTER</text:span><text:span text:style-name="T18"> </text:span><text:span text:style-name="T26">TABLE</text:span><text:span text:style-name="T18"> nomeTabela</text:span></text:p>
      <text:p text:style-name="P45"><text:span text:style-name="T18"><text:tab/><text:tab/></text:span><text:span text:style-name="T26">CHANGE</text:span><text:span text:style-name="T18"> nomeColuna novoNomeColuna </text:span><text:span text:style-name="T26">VARCHAR</text:span><text:span text:style-name="T18">(50);</text:span></text:p>
      <text:p text:style-name="P45"><text:span text:style-name="T18"/></text:p>
      <text:p text:style-name="P45"><text:span text:style-name="T18"/></text:p>
      <text:p text:style-name="P45"><text:span text:style-name="T18"/></text:p>
      <text:p text:style-name="P51"><text:span text:style-name="T58">C</text:span><text:span text:style-name="T56">RIAR INDICE:</text:span></text:p>
      <text:p text:style-name="P51"><text:span text:style-name="T56"/></text:p>
      <text:p text:style-name="P51"><text:span text:style-name="T56"><text:tab/></text:span><text:a xlink:type="simple" xlink:href="https://www.devmedia.com.br/indices-no-sql-server/18353" text:style-name="Internet_20_link" text:visited-style-name="Visited_20_Internet_20_Link"><text:span text:style-name="T56">https://www.devmedia.com.br/indices-no-sql-server/18353</text:span></text:a></text:p>
      <text:p text:style-name="P36"><text:span text:style-name="T56"/></text:p>
      <text:p text:style-name="P36"><text:span text:style-name="T56"><text:tab/></text:span><text:span text:style-name="T55"><text:tab/></text:span><text:span text:style-name="T56">CREATE</text:span><text:span text:style-name="T55"> </text:span><text:span text:style-name="T56">INDEX</text:span><text:span text:style-name="T55"> nomeIndice </text:span></text:p>
      <text:p text:style-name="P37"><text:span text:style-name="T56"><text:tab/><text:tab/></text:span><text:span text:style-name="T49">ON</text:span><text:span text:style-name="T56"> nomeTabela (nomeColuna </text:span><text:span text:style-name="T49">ASC</text:span><text:span text:style-name="T56">);</text:span></text:p>
      <text:p text:style-name="P37"><text:span text:style-name="T56"/></text:p>
      <text:p text:style-name="P37"><text:span text:style-name="T56"/></text:p>
      <text:p text:style-name="P37"><text:span text:style-name="T56"/></text:p>
      <text:p text:style-name="P51"><text:span text:style-name="T56">INSERINDO DADOS NA TABELA:</text:span></text:p>
      <text:p text:style-name="P51"><text:span text:style-name="T56"/></text:p>
      <text:p text:style-name="P51"><text:span text:style-name="T56"><text:tab/></text:span><text:span text:style-name="T11">Exemplo:</text:span></text:p>
      <text:p text:style-name="P51"><text:span text:style-name="T56"><text:tab/><text:tab/></text:span><text:span text:style-name="T27">INSERT</text:span><text:span text:style-name="T11"> </text:span><text:span text:style-name="T27">INTO</text:span><text:span text:style-name="T11"> produtos </text:span></text:p>
      <text:p text:style-name="P37"><text:span text:style-name="T56"><text:tab/><text:tab/></text:span><text:span text:style-name="T49">VALUES</text:span><text:span text:style-name="T56"> </text:span></text:p>
      <text:p text:style-name="P37"><text:span text:style-name="T56"><text:tab/><text:tab/>(1, 'nevermind', 'nirvana', 1, 'grunge', '1991-02-01', 'records');</text:span></text:p>
      <text:p text:style-name="P37"><text:span text:style-name="T59"/></text:p>
      <text:p text:style-name="P37"><text:span text:style-name="T59"/></text:p>
      <text:p text:style-name="P37"><text:span text:style-name="T59"/></text:p>
      <text:p text:style-name="P52"><text:span text:style-name="T49">ALTERANDO DADOS DA TABELA</text:span><text:span text:style-name="T56">:</text:span></text:p>
      <text:p text:style-name="P39"><text:span text:style-name="T56"/></text:p>
      <text:p text:style-name="P39"><text:span text:style-name="T56"><text:tab/>Exemplo:</text:span></text:p>
      <text:p text:style-name="P39"><text:span text:style-name="T56"><text:tab/><text:tab/></text:span><text:span text:style-name="T49">UPDATE</text:span><text:span text:style-name="T56"> <text:s/>produtos </text:span></text:p>
      <text:p text:style-name="P39"><text:span text:style-name="T56"><text:tab/><text:tab/></text:span><text:span text:style-name="T49">SET</text:span><text:span text:style-name="T56"> p_data = '1996-06-14' </text:span></text:p>
      <text:p text:style-name="P39"><text:span text:style-name="T56"><text:tab/><text:tab/></text:span><text:span text:style-name="T49">WHERE</text:span><text:span text:style-name="T56"> p_id = 2;</text:span></text:p>
      <text:p text:style-name="P37"><text:span text:style-name="T56"/></text:p>
      <text:p text:style-name="P37"><text:span text:style-name="T56"><text:tab/></text:span></text:p>
      <text:p text:style-name="P37"><text:span text:style-name="T56"><text:tab/></text:span></text:p>
      <text:p text:style-name="P37"><text:span text:style-name="T56"><text:tab/></text:span></text:p>
      <text:p text:style-name="P52"><text:span text:style-name="T49">DELETANDO DADOS DA TABELA</text:span><text:span text:style-name="T56">:</text:span></text:p>
      <text:p text:style-name="P39"><text:span text:style-name="T56"/></text:p>
      <text:p text:style-name="P39"><text:span text:style-name="T56"><text:tab/>Exemplo:</text:span></text:p>
      <text:p text:style-name="P39"><text:span text:style-name="T56"><text:tab/><text:tab/></text:span><text:span text:style-name="T49">DELETE </text:span><text:span text:style-name="T52">FROM</text:span><text:span text:style-name="T56"> produtos </text:span></text:p>
      <text:p text:style-name="P38"><text:span text:style-name="T59"><text:tab/><text:tab/></text:span><text:span text:style-name="T51">WHERE</text:span><text:span text:style-name="T59"> p_id = 1;</text:span><text:span text:style-name="T56"><text:tab/></text:span></text:p>
      <text:p text:style-name="P37"><text:span text:style-name="T56"/></text:p>
      <text:p text:style-name="P37"><text:span text:style-name="T56"/></text:p>
      <text:p text:style-name="P37"><text:span text:style-name="T56"/></text:p>
      <text:p text:style-name="P40"><text:span text:style-name="T49">P</text:span><text:span text:style-name="T53">ara complemento </text:span><text:span text:style-name="T54">do</text:span><text:span text:style-name="T53"> material de MySQL, utilizar a apostila anotacoes.odt </text:span></text:p>
      <text:p text:style-name="P40"><text:span text:style-name="T53">de 7-postgreSQL</text:span></text:p>
      <text:p text:style-name="P37"><text:span text:style-name="T56"><text:tab/></text:span></text:p>
      <text:p text:style-name="P41"><text:span text:style-name="T55"/></text:p>
      <text:p text:style-name="P48"><text:span text:style-name="T11"><text:tab/></text:span></text:p>
      <text:p text:style-name="P45"><text:span text:style-name="T18"><text:tab/><text:tab/></text:span></text:p>
      <text:p text:style-name="P22"><text:span text:style-name="T15"><text:tab/><text:tab/><text:tab/></text:span></text:p>
      <text:p text:style-name="P22"><text:span text:style-name="T23"/></text:p>
      <text:p text:style-name="P22"><text:span text:style-name="T23"><text:tab/></text:span></text:p>
      <text:p text:style-name="P29"/>
      <text:p text:style-name="P57"><text:span text:style-name="T44"><text:tab/></text:span></text:p>
      <text:p text:style-name="P60"><text:soft-page-break/>PHP:</text:p>
      <text:p text:style-name="P60"/>
      <text:p text:style-name="P60"><text:tab/><text:span text:style-name="T4">É uma linguagem de programação utilizada </text:span><text:span text:style-name="T7">p</text:span><text:span text:style-name="T4">ara construir sites dinâmicos, extensões de integração de aplicações e agilizar no desenvolvimento de um sistema.</text:span></text:p>
      <text:p text:style-name="P60"><text:span text:style-name="T4"/></text:p>
      <text:p text:style-name="P56"><text:tab/><text:tab/>→ Linguagem mais utilizada na web.</text:p>
      <text:p text:style-name="P56"><text:tab/><text:tab/>→ Desenvolvimento focado para web.</text:p>
      <text:p text:style-name="P56"><text:tab/><text:tab/>→ Frameworks ideias para todo tipo de projeto.</text:p>
      <text:p text:style-name="P56"><text:tab/><text:tab/>→ Suporte constante (está sempre sendo atualizado).</text:p>
      <text:p text:style-name="P56"><text:tab/><text:tab/>→ Utilizado por sites grandiosos:</text:p>
      <text:p text:style-name="P56"><text:tab/><text:tab/><text:tab/>- Wikipedia</text:p>
      <text:p text:style-name="P56"><text:tab/><text:tab/><text:tab/>- Pinterest</text:p>
      <text:p text:style-name="P56"><text:tab/><text:tab/><text:tab/>- Facebook</text:p>
      <text:p text:style-name="P62"><text:span text:style-name="T38"/></text:p>
      <text:p text:style-name="P62"><text:span text:style-name="T38"/></text:p>
      <text:p text:style-name="P64"><text:span text:style-name="T43">INSTALANDO O APACHE:</text:span></text:p>
      <text:p text:style-name="P66"><text:span text:style-name="T43"><text:tab/><text:tab/></text:span></text:p>
      <text:p text:style-name="P66"><text:span text:style-name="T38"><text:tab/>sudo apt install apache2</text:span></text:p>
      <text:p text:style-name="P64"><text:span text:style-name="T38"/></text:p>
      <text:p text:style-name="P64"><text:span text:style-name="T38"/></text:p>
      <text:p text:style-name="P64"><text:span text:style-name="T38"/></text:p>
      <text:p text:style-name="P65"><text:span text:style-name="T43">INSTALANDO O </text:span><text:span text:style-name="T45">PHP</text:span><text:span text:style-name="T43">:</text:span></text:p>
      <text:p text:style-name="P66"><text:span text:style-name="T38"><text:tab/></text:span></text:p>
      <text:p text:style-name="P66"><text:span text:style-name="T38"><text:tab/>sudo apt install </text:span><text:span text:style-name="T39">php</text:span></text:p>
      <text:p text:style-name="P64"><text:span text:style-name="T43"><text:tab/></text:span></text:p>
      <text:p text:style-name="P64"><text:span text:style-name="T43"/></text:p>
      <text:p text:style-name="P64"><text:span text:style-name="T43"/></text:p>
      <text:p text:style-name="P67"><text:span text:style-name="T43">INSTALAR MÓDULOS DO PHP:</text:span></text:p>
      <text:p text:style-name="P67"><text:span text:style-name="T43"><text:tab/></text:span></text:p>
      <text:p text:style-name="P67"><text:span text:style-name="T43"><text:tab/></text:span><text:span text:style-name="T40">sudo apt install </text:span><text:span text:style-name="T41">php-</text:span><text:span text:style-name="T37">mysql</text:span><text:span text:style-name="T38"><text:tab/>ou<text:tab/>sudo apt install </text:span><text:span text:style-name="T37">php-pgsql</text:span></text:p>
      <text:p text:style-name="P67"><text:span text:style-name="T37"/></text:p>
      <text:p text:style-name="P67"><text:span text:style-name="T37"><text:tab/></text:span><text:span text:style-name="T38">Para ver todos os módulos instalados no php:</text:span></text:p>
      <text:p text:style-name="P67"><text:span text:style-name="T38"><text:tab/><text:tab/></text:span><text:span text:style-name="T37">apt-cache search --names-only ^php</text:span></text:p>
      <text:p text:style-name="P67"><text:span text:style-name="T38"/></text:p>
      <text:p text:style-name="P67"><text:span text:style-name="T38"/></text:p>
      <text:p text:style-name="P64"><text:span text:style-name="T43"/></text:p>
      <text:p text:style-name="P64"><text:span text:style-name="T43"/></text:p>
      <text:p text:style-name="P61"><text:span text:style-name="T48">A</text:span>BRIR UM SERVIDOR NO PHP:</text:p>
      <text:p text:style-name="P59"/>
      <text:p text:style-name="P63"><text:span text:style-name="T8"><text:tab/></text:span><text:span text:style-name="T38">php -S localhost:8080</text:span></text:p>
      <text:p text:style-name="P63"><text:span text:style-name="T38"/></text:p>
      <text:p text:style-name="P63"><text:span text:style-name="T38"><text:tab/></text:span></text:p>
      <text:p text:style-name="P63"><text:span text:style-name="T38"/></text:p>
      <text:p text:style-name="P65"><text:span text:style-name="T38"/></text:p>
      <text:p text:style-name="P58"/>
      <text:p text:style-name="P56"><text:s/></text:p>
      <text:p text:style-name="P31"/>
      <text:p text:style-name="P33"><text:tab/></text:p>
      <text:p text:style-name="P33"/>
      <text:p text:style-name="P27"/>
      <text:p text:style-name="P27"><text:tab/></text:p>
      <text:p text:style-name="P27"><text:tab/><text:tab/></text:p>
      <text:p text:style-name="P27"><text:soft-page-break/><text:tab/></text:p>
      <text:p text:style-name="P27"><text:tab/><text:tab/></text:p>
      <text:p text:style-name="P35"><text:tab/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9">sudo apt-get install php-pgsql</text:p>
      <text:p text:style-name="P9"/>
      <text:p text:style-name="P4"><text:span text:style-name="T4">sudo apt-get install php-</text:span><text:span text:style-name="T6">mysql</text:span></text:p>
      <text:p text:style-name="P9"/>
      <text:p text:style-name="P9"><text:soft-page-break/><text:tab/></text:p>
      <text:p text:style-name="P4"><text:tab/></text:p>
      <text:p text:style-name="P10"><text:tab/></text:p>
      <text:p text:style-name="P30"><text:tab/></text:p>
      <text:p text:style-name="P16"/>
      <text:p text:style-name="P16"><text:tab/></text:p>
      <text:p text:style-name="P18"/>
      <text:p text:style-name="P18"><text:tab/></text:p>
      <text:p text:style-name="P12"/>
      <text:p text:style-name="P12"/>
      <text:p text:style-name="P12"/>
      <text:p text:style-name="P13"/>
      <text:p text:style-name="P13"/>
      <text:p text:style-name="P13"/>
      <text:p text:style-name="P13"><text:tab/></text:p>
      <text:p text:style-name="P6"><text:tab/></text:p>
      <text:p text:style-name="P6"/>
      <text:p text:style-name="P6"><text:tab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9:10:54.286224178</meta:creation-date>
    <meta:editing-duration>PT1H6M27S</meta:editing-duration>
    <meta:editing-cycles>11</meta:editing-cycles>
    <meta:generator>LibreOffice/7.3.7.2$Linux_X86_64 LibreOffice_project/30$Build-2</meta:generator>
    <dc:date>2023-04-22T13:21:13.523422945</dc:date>
    <meta:document-statistic meta:table-count="0" meta:image-count="0" meta:object-count="0" meta:page-count="7" meta:paragraph-count="171" meta:word-count="676" meta:character-count="4819" meta:non-whitespace-character-count="4021"/>
  </office:meta>
</office:document-meta>
</file>